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5000000BB06FE8B70723F58E0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75" style:family="graphic" style:parent-style-name="standard">
      <style:graphic-properties draw:textarea-horizontal-align="justify" draw:textarea-vertical-align="middle" draw:auto-grow-height="false" fo:min-height="2.75cm" fo:min-width="0.1cm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821cm" fo:padding-top="0.2cm" fo:padding-bottom="0.2cm" fo:padding-left="0.2cm" fo:padding-right="0.2cm" fo:wrap-option="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0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81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8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8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3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9" draw:text-style-name="P8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5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6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7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5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8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9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5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0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1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2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3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4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" draw:text-style-name="P8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2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5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2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6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7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8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69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0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1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name="Picture 2_23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4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72" draw:text-style-name="P12" draw:layer="layout" svg:width="6.196cm" svg:height="1.765cm" svg:x="7.627cm" svg:y="12.101cm"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4" draw:style-name="gr3" draw:text-style-name="P1" draw:layer="layout" svg:x1="13.451cm" svg:y1="9.241cm" svg:x2="15.2cm" svg:y2="9.241cm">
          <text:p/>
        </draw:line>
        <draw:line draw:name="Straight Connector 15_5" draw:style-name="gr3" draw:text-style-name="P1" draw:layer="layout" svg:x1="15.2cm" svg:y1="13cm" svg:x2="15.2cm" svg:y2="3.8cm">
          <text:p/>
        </draw:line>
        <draw:custom-shape draw:name="Oval 21_4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9" draw:style-name="gr3" draw:text-style-name="P1" draw:layer="layout" svg:x1="5.2cm" svg:y1="8.2cm" svg:x2="8.275cm" svg:y2="8.165cm">
          <text:p/>
        </draw:line>
        <draw:line draw:name="Straight Connector 53_13" draw:style-name="gr3" draw:text-style-name="P1" draw:layer="layout" svg:x1="5.2cm" svg:y1="8.2cm" svg:x2="5.2cm" svg:y2="14.041cm">
          <text:p/>
        </draw:line>
        <draw:custom-shape draw:name="Oval 56_4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6" draw:style-name="gr3" draw:text-style-name="P1" draw:layer="layout" svg:x1="8.275cm" svg:y1="7.074cm" svg:x2="7.375cm" svg:y2="7.074cm">
          <text:p/>
        </draw:line>
        <draw:line draw:name="Straight Connector 52_2" draw:style-name="gr3" draw:text-style-name="P1" draw:layer="layout" svg:x1="7.375cm" svg:y1="6.073cm" svg:x2="7.375cm" svg:y2="7.074cm">
          <text:p/>
        </draw:line>
        <draw:custom-shape draw:name="Oval 54_3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3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2" draw:style-name="gr3" draw:text-style-name="P1" draw:layer="layout" svg:x1="8.275cm" svg:y1="6.099cm" svg:x2="7.375cm" svg:y2="6.099cm">
          <text:p/>
        </draw:line>
        <draw:line draw:name="Straight Connector 66_2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" draw:style-name="gr3" draw:text-style-name="P1" draw:layer="layout" svg:x1="19.848cm" svg:y1="7.4cm" svg:x2="16.6cm" svg:y2="7.4cm">
          <text:p/>
        </draw:line>
        <draw:line draw:name="Straight Connector 13_5" draw:style-name="gr3" draw:text-style-name="P1" draw:layer="layout" svg:x1="13.4cm" svg:y1="9.8cm" svg:x2="17.8cm" svg:y2="9.8cm">
          <text:p/>
        </draw:line>
        <draw:line draw:name="Straight Connector 13_6" draw:style-name="gr3" draw:text-style-name="P1" draw:layer="layout" svg:x1="17.8cm" svg:y1="8.6cm" svg:x2="17.8cm" svg:y2="9.8cm">
          <text:p/>
        </draw:line>
        <draw:line draw:name="Straight Connector 13_7" draw:style-name="gr3" draw:text-style-name="P1" draw:layer="layout" svg:x1="17.8cm" svg:y1="8.6cm" svg:x2="19.848cm" svg:y2="8.6cm">
          <text:p/>
        </draw:line>
        <draw:custom-shape draw:name="Oval 21_5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0" draw:style-name="gr3" draw:text-style-name="P1" draw:layer="layout" svg:x1="6cm" svg:y1="8.6cm" svg:x2="8.2cm" svg:y2="8.6cm">
          <text:p/>
        </draw:line>
        <draw:line draw:name="Straight Connector 37_11" draw:style-name="gr3" draw:text-style-name="P1" draw:layer="layout" svg:x1="6cm" svg:y1="8.6cm" svg:x2="6cm" svg:y2="9.819cm">
          <text:p/>
        </draw:line>
        <draw:line draw:name="Straight Connector 37_12" draw:style-name="gr3" draw:text-style-name="P1" draw:layer="layout" svg:x1="6cm" svg:y1="13cm" svg:x2="6cm" svg:y2="10.82cm">
          <text:p/>
        </draw:line>
        <draw:line draw:name="Straight Connector 37_13" draw:style-name="gr3" draw:text-style-name="P1" draw:layer="layout" svg:x1="6cm" svg:y1="13cm" svg:x2="15.2cm" svg:y2="13cm">
          <text:p/>
        </draw:line>
        <draw:custom-shape draw:name="Oval 21_6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7" draw:style-name="gr76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14" draw:style-name="gr3" draw:text-style-name="P1" draw:layer="layout" svg:x1="3.5cm" svg:y1="7.565cm" svg:x2="8.275cm" svg:y2="7.565cm">
          <text:p/>
        </draw:line>
        <draw:custom-shape draw:name="Oval 56_5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5" draw:style-name="gr3" draw:text-style-name="P1" draw:layer="layout" svg:x1="3.5cm" svg:y1="7.565cm" svg:x2="3.5cm" svg:y2="5.4cm">
          <text:p/>
        </draw:line>
        <draw:line draw:name="Straight Connector 17_6" draw:style-name="gr3" draw:text-style-name="P1" draw:layer="layout" svg:x1="16.6cm" svg:y1="2.8cm" svg:x2="16.6cm" svg:y2="7.4cm">
          <text:p/>
        </draw:line>
        <draw:line draw:name="Straight Connector 17_7" draw:style-name="gr3" draw:text-style-name="P1" draw:layer="layout" svg:x1="16.6cm" svg:y1="2.8cm" svg:x2="5.2cm" svg:y2="2.8cm">
          <text:p/>
        </draw:line>
        <draw:line draw:name="Straight Connector 17_8" draw:style-name="gr3" draw:text-style-name="P1" draw:layer="layout" svg:x1="6.2cm" svg:y1="7.565cm" svg:x2="6.2cm" svg:y2="5.82cm">
          <text:p/>
        </draw:line>
        <draw:line draw:name="Straight Connector 17_9" draw:style-name="gr3" draw:text-style-name="P1" draw:layer="layout" svg:x1="5.2cm" svg:y1="7.2cm" svg:x2="3.8cm" svg:y2="7.2cm">
          <text:p/>
        </draw:line>
        <draw:line draw:name="Straight Connector 17_10" draw:style-name="gr3" draw:text-style-name="P1" draw:layer="layout" svg:x1="3.8cm" svg:y1="5.4cm" svg:x2="3.8cm" svg:y2="7.2cm">
          <text:p/>
        </draw:line>
        <draw:line draw:name="Straight Connector 15_6" draw:style-name="gr3" draw:text-style-name="P1" draw:layer="layout" svg:x1="5.8cm" svg:y1="3.8cm" svg:x2="15.2cm" svg:y2="3.8cm">
          <text:p/>
        </draw:line>
        <draw:line draw:name="Straight Connector 15_7" draw:style-name="gr3" draw:text-style-name="P1" draw:layer="layout" svg:x1="5.8cm" svg:y1="3.8cm" svg:x2="5.8cm" svg:y2="6.8cm">
          <text:p/>
        </draw:line>
        <draw:line draw:name="Straight Connector 15_8" draw:style-name="gr3" draw:text-style-name="P1" draw:layer="layout" svg:x1="4.2cm" svg:y1="6.8cm" svg:x2="5.8cm" svg:y2="6.8cm">
          <text:p/>
        </draw:line>
        <draw:line draw:name="Straight Connector 15_9" draw:style-name="gr3" draw:text-style-name="P1" draw:layer="layout" svg:x1="4.2cm" svg:y1="6.8cm" svg:x2="4.2cm" svg:y2="5.4cm">
          <text:p/>
        </draw:line>
        <draw:custom-shape draw:name="Rectangle 1048_15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11" draw:style-name="gr3" draw:text-style-name="P1" draw:layer="layout" svg:x1="6.2cm" svg:y1="3.8cm" svg:x2="6.2cm" svg:y2="4.6cm">
          <text:p/>
        </draw:line>
        <draw:line draw:name="Straight Connector 17_12" draw:style-name="gr3" draw:text-style-name="P1" draw:layer="layout" svg:x1="5.2cm" svg:y1="7.2cm" svg:x2="5.2cm" svg:y2="2.8cm">
          <text:p/>
        </draw:line>
        <draw:custom-shape draw:name="Oval 21_7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8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6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13" draw:style-name="gr3" draw:text-style-name="P1" draw:layer="layout" svg:x1="19.848cm" svg:y1="6.7cm" svg:x2="18.655cm" svg:y2="6.7cm">
          <text:p/>
        </draw:line>
        <draw:line draw:name="Straight Connector 17_14" draw:style-name="gr3" draw:text-style-name="P1" draw:layer="layout" svg:x1="18.656cm" svg:y1="14.041cm" svg:x2="18.656cm" svg:y2="6.7cm">
          <text:p/>
        </draw:line>
        <draw:line draw:name="Straight Connector 17_15" draw:style-name="gr3" draw:text-style-name="P1" draw:layer="layout" svg:x1="19.848cm" svg:y1="6.1cm" svg:x2="14.6cm" svg:y2="6.1cm">
          <text:p/>
        </draw:line>
        <draw:line draw:name="Straight Connector 17_16" draw:style-name="gr3" draw:text-style-name="P1" draw:layer="layout" svg:x1="14.6cm" svg:y1="8.7cm" svg:x2="14.6cm" svg:y2="6.1cm">
          <text:p/>
        </draw:line>
        <draw:line draw:name="Straight Connector 17_17" draw:style-name="gr3" draw:text-style-name="P1" draw:layer="layout" svg:x1="14.6cm" svg:y1="8.7cm" svg:x2="13.4cm" svg:y2="8.7cm">
          <text:p/>
        </draw:line>
        <draw:custom-shape draw:name="Oval 21_9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1" draw:layer="layout" svg:width="2.813cm" svg:height="0.962cm" svg:x="19.2cm" svg:y="4.6cm">
          <draw:text-box>
            <text:p>SDS011</text:p>
          </draw:text-box>
        </draw:frame>
        <draw:frame draw:style-name="gr78" draw:text-style-name="P21" draw:layer="layout" svg:width="3.038cm" svg:height="0.962cm" svg:x="2.587cm" svg:y="1.2cm">
          <draw:text-box>
            <text:p>IRLZ44N</text:p>
          </draw:text-box>
        </draw:frame>
        <presentation:notes draw:style-name="dp1">
          <draw:page-thumbnail draw:style-name="gr11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4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79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80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81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81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82" draw:text-style-name="P23" draw:layer="layout" svg:width="1.468cm" svg:height="0.762cm" draw:transform="rotate (0.0155334303427495) translate (4.6cm 11.414cm)">
          <text:p text:style-name="P22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83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84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81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81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85" draw:text-style-name="P23" draw:layer="layout" svg:width="1.214cm" svg:height="0.762cm" draw:transform="rotate (0.0155334303427495) translate (17.327cm 11.215cm)">
          <text:p text:style-name="P22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86" draw:text-style-name="P20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6-30T17:47:26.534000000</dc:date>
    <meta:editing-duration>P11DT20H7M47S</meta:editing-duration>
    <meta:editing-cycles>57</meta:editing-cycles>
    <meta:generator>LibreOffice/6.4.0.3$Windows_X86_64 LibreOffice_project/b0a288ab3d2d4774cb44b62f04d5d28733ac6df8</meta:generator>
    <meta:document-statistic meta:object-count="1275"/>
  </office:meta>
</office:document-meta>
</file>